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3">
      <style:text-properties fo:font-size="14pt" style:font-size-asian="14pt" style:font-size-complex="14pt"/>
    </style:style>
    <style:style style:name="P4" style:family="paragraph" style:parent-style-name="Text_20_body" style:list-style-name="L1">
      <style:text-properties fo:font-size="14pt" style:font-size-asian="14pt" style:font-size-complex="14pt"/>
    </style:style>
    <style:style style:name="P5" style:family="paragraph" style:parent-style-name="Text_20_body" style:list-style-name="L2">
      <style:text-properties fo:font-size="14pt" style:font-size-asian="14pt" style:font-size-complex="14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4">
      <style:text-properties fo:font-size="14pt" style:font-size-asian="14pt" style:font-size-complex="14pt"/>
    </style:style>
    <style:style style:name="P8" style:family="paragraph" style:parent-style-name="Text_20_body" style:list-style-name="L5">
      <style:text-properties fo:font-size="14pt" style:font-size-asian="14pt" style:font-size-complex="14pt"/>
    </style:style>
    <style:style style:name="P9" style:family="paragraph" style:parent-style-name="Text_20_body" style:list-style-name="L6">
      <style:text-properties fo:font-size="14pt" style:font-size-asian="14pt" style:font-size-complex="14pt"/>
    </style:style>
    <style:style style:name="P10" style:family="paragraph" style:parent-style-name="Text_20_body" style:list-style-name="L7">
      <style:text-properties fo:font-size="14pt" style:font-size-asian="14pt" style:font-size-complex="14pt"/>
    </style:style>
    <style:style style:name="P11" style:family="paragraph" style:parent-style-name="Text_20_body" style:list-style-name="L8">
      <style:text-properties fo:font-size="14pt" style:font-size-asian="14pt" style:font-size-complex="14pt"/>
    </style:style>
    <style:style style:name="P12" style:family="paragraph" style:parent-style-name="Text_20_body" style:list-style-name="L9">
      <style:text-properties fo:font-size="14pt" style:font-size-asian="14pt" style:font-size-complex="14pt"/>
    </style:style>
    <style:style style:name="P13" style:family="paragraph" style:parent-style-name="Text_20_body" style:list-style-name="L10">
      <style:text-properties fo:font-size="14pt" style:font-size-asian="14pt" style:font-size-complex="14pt"/>
    </style:style>
    <style:style style:name="P14" style:family="paragraph" style:parent-style-name="Text_20_body" style:list-style-name="L11">
      <style:text-properties fo:font-size="14pt" style:font-size-asian="14pt" style:font-size-complex="14pt"/>
    </style:style>
    <style:style style:name="P15" style:family="paragraph" style:parent-style-name="Text_20_body" style:list-style-name="L12">
      <style:text-properties fo:font-size="14pt" style:font-size-asian="14pt" style:font-size-complex="14pt"/>
    </style:style>
    <style:style style:name="P16" style:family="paragraph" style:parent-style-name="Text_20_body" style:list-style-name="L13">
      <style:text-properties fo:font-size="14pt" style:font-size-asian="14pt" style:font-size-complex="14pt"/>
    </style:style>
    <style:style style:name="P17" style:family="paragraph" style:parent-style-name="Text_20_body" style:list-style-name="L13">
      <style:text-properties fo:font-size="14pt" officeooo:paragraph-rsid="0003d257" style:font-size-asian="14pt" style:font-size-complex="14pt"/>
    </style:style>
    <style:style style:name="P18" style:family="paragraph" style:parent-style-name="Heading_20_3">
      <style:text-properties fo:font-size="14pt" officeooo:paragraph-rsid="0003d257" style:font-size-asian="14pt" style:font-size-complex="14pt"/>
    </style:style>
    <style:style style:name="P19" style:family="paragraph" style:parent-style-name="Text_20_body" style:list-style-name="L14">
      <style:text-properties fo:font-size="14pt" style:font-size-asian="14pt" style:font-size-complex="14pt"/>
    </style:style>
    <style:style style:name="P20" style:family="paragraph" style:parent-style-name="Text_20_body" style:list-style-name="L15">
      <style:text-properties fo:font-size="14pt" style:font-size-asian="14pt" style:font-size-complex="14pt"/>
    </style:style>
    <style:style style:name="P21" style:family="paragraph" style:parent-style-name="Text_20_body" style:list-style-name="L16">
      <style:text-properties fo:font-size="14pt" style:font-size-asian="14pt" style:font-size-complex="14pt"/>
    </style:style>
    <style:style style:name="P22" style:family="paragraph" style:parent-style-name="Text_20_body" style:list-style-name="L17">
      <style:text-properties fo:font-size="14pt" style:font-size-asian="14pt" style:font-size-complex="14pt"/>
    </style:style>
    <style:style style:name="P23" style:family="paragraph" style:parent-style-name="Text_20_body" style:list-style-name="L18">
      <style:text-properties fo:font-size="14pt" style:font-size-asian="14pt" style:font-size-complex="14pt"/>
    </style:style>
    <style:style style:name="P24" style:family="paragraph" style:parent-style-name="Text_20_body" style:list-style-name="L19">
      <style:text-properties fo:font-size="14pt" style:font-size-asian="14pt" style:font-size-complex="14pt"/>
    </style:style>
    <style:style style:name="P25" style:family="paragraph" style:parent-style-name="Text_20_body" style:list-style-name="L20">
      <style:text-properties fo:font-size="14pt" style:font-size-asian="14pt" style:font-size-complex="14pt"/>
    </style:style>
    <style:style style:name="P26" style:family="paragraph" style:parent-style-name="Text_20_body" style:list-style-name="L21">
      <style:text-properties fo:font-size="14pt" style:font-size-asian="14pt" style:font-size-complex="14pt"/>
    </style:style>
    <style:style style:name="P27" style:family="paragraph" style:parent-style-name="Text_20_body" style:list-style-name="L22">
      <style:text-properties fo:font-size="14pt" style:font-size-asian="14pt" style:font-size-complex="14pt"/>
    </style:style>
    <style:style style:name="P28" style:family="paragraph" style:parent-style-name="Text_20_body" style:list-style-name="L23">
      <style:text-properties fo:font-size="14pt" style:font-size-asian="14pt" style:font-size-complex="14pt"/>
    </style:style>
    <style:style style:name="P29" style:family="paragraph" style:parent-style-name="Text_20_body" style:list-style-name="L24">
      <style:text-properties fo:font-size="14pt" style:font-size-asian="14pt" style:font-size-complex="14pt"/>
    </style:style>
    <style:style style:name="P30" style:family="paragraph" style:parent-style-name="Text_20_body" style:list-style-name="L25">
      <style:text-properties fo:font-size="14pt" style:font-size-asian="14pt" style:font-size-complex="14pt"/>
    </style:style>
    <style:style style:name="P31" style:family="paragraph" style:parent-style-name="Text_20_body" style:list-style-name="L25">
      <style:text-properties fo:font-size="14pt" officeooo:rsid="0003d257" officeooo:paragraph-rsid="0003d257" style:font-size-asian="14pt" style:font-size-complex="14pt"/>
    </style:style>
    <style:style style:name="P32" style:family="paragraph" style:parent-style-name="Text_20_body" style:list-style-name="L26">
      <style:text-properties fo:font-size="14pt" style:font-size-asian="14pt" style:font-size-complex="14pt"/>
    </style:style>
    <style:style style:name="P33" style:family="paragraph" style:parent-style-name="Text_20_body" style:list-style-name="L27">
      <style:text-properties fo:font-size="14pt" style:font-size-asian="14pt" style:font-size-complex="14pt"/>
    </style:style>
    <style:style style:name="P34" style:family="paragraph" style:parent-style-name="Text_20_body" style:list-style-name="L28">
      <style:text-properties fo:font-size="14pt" style:font-size-asian="14pt" style:font-size-complex="14pt"/>
    </style:style>
    <style:style style:name="P35" style:family="paragraph" style:parent-style-name="Text_20_body" style:list-style-name="L29">
      <style:text-properties fo:font-size="14pt" style:font-size-asian="14pt" style:font-size-complex="14pt"/>
    </style:style>
    <style:style style:name="P36" style:family="paragraph" style:parent-style-name="Text_20_body" style:list-style-name="L30">
      <style:text-properties fo:font-size="14pt" style:font-size-asian="14pt" style:font-size-complex="14pt"/>
    </style:style>
    <style:style style:name="P37" style:family="paragraph" style:parent-style-name="Text_20_body" style:list-style-name="L31">
      <style:text-properties fo:font-size="14pt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tabase Design &amp; Relationships </text:h>
      <text:p text:style-name="P2"><text:span text:style-name="T1">This database is designed using </text:span><text:span text:style-name="Strong_20_Emphasis"><text:span text:style-name="T1">relational principles</text:span></text:span><text:span text:style-name="T1">, normalization, and clear foreign-key relationships. It supports </text:span><text:span text:style-name="Strong_20_Emphasis"><text:span text:style-name="T1">auditability, scalability, and role-based workflows</text:span></text:span><text:span text:style-name="T1">.</text:span></text:p>
      <text:h text:style-name="P3" text:outline-level="3">Core User &amp; Role Tables</text:h>
      <text:p text:style-name="Text_20_body"><text:span text:style-name="Strong_20_Emphasis"><text:span text:style-name="T2">users</text:span></text:span></text:p>
      <text:list text:style-name="L1">
        <text:list-item>
          <text:p text:style-name="P4">id (PK)</text:p>
        </text:list-item>
        <text:list-item>
          <text:p text:style-name="P4">name</text:p>
        </text:list-item>
        <text:list-item>
          <text:p text:style-name="P4">email (unique)</text:p>
        </text:list-item>
        <text:list-item>
          <text:p text:style-name="P4">password</text:p>
        </text:list-item>
        <text:list-item>
          <text:p text:style-name="P4">role_id (FK → roles.id)</text:p>
        </text:list-item>
        <text:list-item>
          <text:p text:style-name="P4">status</text:p>
        </text:list-item>
        <text:list-item>
          <text:p text:style-name="P4">created_at</text:p>
        </text:list-item>
      </text:list>
      <text:p text:style-name="Text_20_body"><text:span text:style-name="Strong_20_Emphasis"><text:span text:style-name="T2">roles</text:span></text:span></text:p>
      <text:list text:style-name="L2">
        <text:list-item>
          <text:p text:style-name="P5">id (PK)</text:p>
        </text:list-item>
        <text:list-item>
          <text:p text:style-name="P5">role_name (student / instructor / admin)</text:p>
        </text:list-item>
      </text:list>
      <text:p text:style-name="Text_20_body"><text:span text:style-name="Strong_20_Emphasis"><text:span text:style-name="T2">Relationship</text:span></text:span></text:p>
      <text:list text:style-name="L3">
        <text:list-item>
          <text:p text:style-name="P6">One role → many users</text:p>
        </text:list-item>
      </text:list>
      <text:h text:style-name="P3" text:outline-level="3">User Profile &amp; Skills</text:h>
      <text:p text:style-name="Text_20_body"><text:span text:style-name="Strong_20_Emphasis"><text:span text:style-name="T2">user_profiles</text:span></text:span></text:p>
      <text:list text:style-name="L4">
        <text:list-item>
          <text:p text:style-name="P7">id (PK)</text:p>
        </text:list-item>
        <text:list-item>
          <text:p text:style-name="P7">user_id (FK → users.id)</text:p>
        </text:list-item>
        <text:list-item>
          <text:p text:style-name="P7">bio</text:p>
        </text:list-item>
        <text:list-item>
          <text:p text:style-name="P7">education</text:p>
        </text:list-item>
        <text:list-item>
          <text:p text:style-name="P7">profile_image</text:p>
        </text:list-item>
        <text:list-item>
          <text:p text:style-name="P7">visibility</text:p>
        </text:list-item>
      </text:list>
      <text:p text:style-name="Text_20_body"><text:span text:style-name="Strong_20_Emphasis"><text:span text:style-name="T2">skills</text:span></text:span></text:p>
      <text:list text:style-name="L5">
        <text:list-item>
          <text:p text:style-name="P8">id (PK)</text:p>
        </text:list-item>
        <text:list-item>
          <text:p text:style-name="P8"><text:soft-page-break/>name</text:p>
        </text:list-item>
      </text:list>
      <text:p text:style-name="Text_20_body"><text:span text:style-name="Strong_20_Emphasis"><text:span text:style-name="T2">user_skills</text:span></text:span></text:p>
      <text:list text:style-name="L6">
        <text:list-item>
          <text:p text:style-name="P9">user_id (FK → users.id)</text:p>
        </text:list-item>
        <text:list-item>
          <text:p text:style-name="P9">skill_id (FK → skills.id)</text:p>
        </text:list-item>
      </text:list>
      <text:p text:style-name="Text_20_body"><text:span text:style-name="Strong_20_Emphasis"><text:span text:style-name="T2">Relationships</text:span></text:span></text:p>
      <text:list text:style-name="L7">
        <text:list-item>
          <text:p text:style-name="P10">One user → one profile</text:p>
        </text:list-item>
        <text:list-item>
          <text:p text:style-name="P10">Many users ↔ many skills</text:p>
        </text:list-item>
      </text:list>
      <text:h text:style-name="P3" text:outline-level="3">Course &amp; Enrollment</text:h>
      <text:p text:style-name="Text_20_body"><text:span text:style-name="Strong_20_Emphasis"><text:span text:style-name="T2">courses</text:span></text:span></text:p>
      <text:list text:style-name="L8">
        <text:list-item>
          <text:p text:style-name="P11">id (PK)</text:p>
        </text:list-item>
        <text:list-item>
          <text:p text:style-name="P11">title</text:p>
        </text:list-item>
        <text:list-item>
          <text:p text:style-name="P11">description</text:p>
        </text:list-item>
        <text:list-item>
          <text:p text:style-name="P11">category</text:p>
        </text:list-item>
        <text:list-item>
          <text:p text:style-name="P11">level</text:p>
        </text:list-item>
        <text:list-item>
          <text:p text:style-name="P11">instructor_id (FK → users.id)</text:p>
        </text:list-item>
        <text:list-item>
          <text:p text:style-name="P11">status</text:p>
        </text:list-item>
      </text:list>
      <text:p text:style-name="Text_20_body"><text:span text:style-name="Strong_20_Emphasis"><text:span text:style-name="T2">enrollments</text:span></text:span></text:p>
      <text:list text:style-name="L9">
        <text:list-item>
          <text:p text:style-name="P12">id (PK)</text:p>
        </text:list-item>
        <text:list-item>
          <text:p text:style-name="P12">user_id (FK → users.id)</text:p>
        </text:list-item>
        <text:list-item>
          <text:p text:style-name="P12">course_id (FK → courses.id)</text:p>
        </text:list-item>
        <text:list-item>
          <text:p text:style-name="P12">enrolled_at</text:p>
        </text:list-item>
      </text:list>
      <text:p text:style-name="Text_20_body"><text:span text:style-name="Strong_20_Emphasis"><text:span text:style-name="T2">Relationships</text:span></text:span></text:p>
      <text:list text:style-name="L10">
        <text:list-item>
          <text:p text:style-name="P13">One instructor → many courses</text:p>
        </text:list-item>
        <text:list-item>
          <text:p text:style-name="P13">Many students ↔ many courses</text:p>
        </text:list-item>
      </text:list>
      <text:h text:style-name="P3" text:outline-level="3">Lessons &amp; Learning Progress</text:h>
      <text:p text:style-name="Text_20_body"><text:span text:style-name="Strong_20_Emphasis"><text:span text:style-name="T2">lessons</text:span></text:span></text:p>
      <text:list text:style-name="L11">
        <text:list-item>
          <text:p text:style-name="P14">id (PK)</text:p>
        </text:list-item>
        <text:list-item>
          <text:p text:style-name="P14">course_id (FK → courses.id)</text:p>
        </text:list-item>
        <text:list-item>
          <text:p text:style-name="P14"><text:soft-page-break/>title</text:p>
        </text:list-item>
        <text:list-item>
          <text:p text:style-name="P14">content_type</text:p>
        </text:list-item>
        <text:list-item>
          <text:p text:style-name="P14">content_source</text:p>
        </text:list-item>
      </text:list>
      <text:p text:style-name="Text_20_body"><text:span text:style-name="Strong_20_Emphasis"><text:span text:style-name="T2">lesson_progress</text:span></text:span></text:p>
      <text:list text:style-name="L12">
        <text:list-item>
          <text:p text:style-name="P15">user_id (FK → users.id)</text:p>
        </text:list-item>
        <text:list-item>
          <text:p text:style-name="P15">lesson_id (FK → lessons.id)</text:p>
        </text:list-item>
        <text:list-item>
          <text:p text:style-name="P15">completed_at</text:p>
        </text:list-item>
      </text:list>
      <text:p text:style-name="Text_20_body"><text:span text:style-name="Strong_20_Emphasis"><text:span text:style-name="T2">Relationships</text:span></text:span></text:p>
      <text:list text:style-name="L13">
        <text:list-item>
          <text:p text:style-name="P16">One course → many lessons</text:p>
        </text:list-item>
        <text:list-item>
          <text:p text:style-name="P17">Many students ↔ many lessons</text:p>
        </text:list-item>
      </text:list>
      <text:h text:style-name="P18" text:outline-level="3">Quizzes &amp; Results</text:h>
      <text:p text:style-name="Text_20_body"><text:span text:style-name="Strong_20_Emphasis"><text:span text:style-name="T2">quizzes</text:span></text:span></text:p>
      <text:list text:style-name="L14">
        <text:list-item>
          <text:p text:style-name="P19">id (PK)</text:p>
        </text:list-item>
        <text:list-item>
          <text:p text:style-name="P19">course_id (FK → courses.id)</text:p>
        </text:list-item>
        <text:list-item>
          <text:p text:style-name="P19">title</text:p>
        </text:list-item>
        <text:list-item>
          <text:p text:style-name="P19">duration</text:p>
        </text:list-item>
        <text:list-item>
          <text:p text:style-name="P19">pass_score</text:p>
        </text:list-item>
      </text:list>
      <text:p text:style-name="Text_20_body"><text:span text:style-name="Strong_20_Emphasis"><text:span text:style-name="T2">quiz_questions</text:span></text:span></text:p>
      <text:list text:style-name="L15">
        <text:list-item>
          <text:p text:style-name="P20">id (PK)</text:p>
        </text:list-item>
        <text:list-item>
          <text:p text:style-name="P20">quiz_id (FK → quizzes.id)</text:p>
        </text:list-item>
        <text:list-item>
          <text:p text:style-name="P20">question</text:p>
        </text:list-item>
      </text:list>
      <text:p text:style-name="Text_20_body"><text:span text:style-name="Strong_20_Emphasis"><text:span text:style-name="T2">quiz_results</text:span></text:span></text:p>
      <text:list text:style-name="L16">
        <text:list-item>
          <text:p text:style-name="P21">id (PK)</text:p>
        </text:list-item>
        <text:list-item>
          <text:p text:style-name="P21">quiz_id (FK → quizzes.id)</text:p>
        </text:list-item>
        <text:list-item>
          <text:p text:style-name="P21">user_id (FK → users.id)</text:p>
        </text:list-item>
        <text:list-item>
          <text:p text:style-name="P21">score</text:p>
        </text:list-item>
        <text:list-item>
          <text:p text:style-name="P21">passed</text:p>
        </text:list-item>
      </text:list>
      <text:h text:style-name="P3" text:outline-level="3"><text:soft-page-break/>Attendance &amp; Physical Classes</text:h>
      <text:p text:style-name="Text_20_body"><text:span text:style-name="Strong_20_Emphasis"><text:span text:style-name="T2">class_schedule</text:span></text:span></text:p>
      <text:list text:style-name="L17">
        <text:list-item>
          <text:p text:style-name="P22">id (PK)</text:p>
        </text:list-item>
        <text:list-item>
          <text:p text:style-name="P22">course_id (FK → courses.id)</text:p>
        </text:list-item>
        <text:list-item>
          <text:p text:style-name="P22">date</text:p>
        </text:list-item>
        <text:list-item>
          <text:p text:style-name="P22">start_time</text:p>
        </text:list-item>
        <text:list-item>
          <text:p text:style-name="P22">end_time</text:p>
        </text:list-item>
        <text:list-item>
          <text:p text:style-name="P22">location</text:p>
        </text:list-item>
        <text:list-item>
          <text:p text:style-name="P22">class_type</text:p>
        </text:list-item>
      </text:list>
      <text:p text:style-name="Text_20_body"><text:span text:style-name="Strong_20_Emphasis"><text:span text:style-name="T2">attendance</text:span></text:span></text:p>
      <text:list text:style-name="L18">
        <text:list-item>
          <text:p text:style-name="P23">id (PK)</text:p>
        </text:list-item>
        <text:list-item>
          <text:p text:style-name="P23">schedule_id (FK → class_schedule.id)</text:p>
        </text:list-item>
        <text:list-item>
          <text:p text:style-name="P23">user_id (FK → users.id)</text:p>
        </text:list-item>
        <text:list-item>
          <text:p text:style-name="P23">status</text:p>
        </text:list-item>
        <text:list-item>
          <text:p text:style-name="P23">marked_at</text:p>
        </text:list-item>
      </text:list>
      <text:h text:style-name="P3" text:outline-level="3">Student Submissions &amp; Files</text:h>
      <text:p text:style-name="Text_20_body"><text:span text:style-name="Strong_20_Emphasis"><text:span text:style-name="T2">student_submissions</text:span></text:span></text:p>
      <text:list text:style-name="L19">
        <text:list-item>
          <text:p text:style-name="P24">id (PK)</text:p>
        </text:list-item>
        <text:list-item>
          <text:p text:style-name="P24">user_id (FK → users.id)</text:p>
        </text:list-item>
        <text:list-item>
          <text:p text:style-name="P24">course_id (FK → courses.id)</text:p>
        </text:list-item>
        <text:list-item>
          <text:p text:style-name="P24">type (project/lab/workshop/presentation)</text:p>
        </text:list-item>
        <text:list-item>
          <text:p text:style-name="P24">title</text:p>
        </text:list-item>
        <text:list-item>
          <text:p text:style-name="P24">description</text:p>
        </text:list-item>
        <text:list-item>
          <text:p text:style-name="P24">submitted_at</text:p>
        </text:list-item>
      </text:list>
      <text:p text:style-name="Text_20_body"><text:span text:style-name="Strong_20_Emphasis"><text:span text:style-name="T2">submission_files</text:span></text:span></text:p>
      <text:list text:style-name="L20">
        <text:list-item>
          <text:p text:style-name="P25">id (PK)</text:p>
        </text:list-item>
        <text:list-item>
          <text:p text:style-name="P25">submission_id (FK → student_submissions.id)</text:p>
        </text:list-item>
        <text:list-item>
          <text:p text:style-name="P25">file_type</text:p>
        </text:list-item>
        <text:list-item>
          <text:p text:style-name="P25"><text:soft-page-break/>file_path</text:p>
        </text:list-item>
      </text:list>
      <text:h text:style-name="P3" text:outline-level="3">Instructor Performance Assessment</text:h>
      <text:p text:style-name="Text_20_body"><text:span text:style-name="Strong_20_Emphasis"><text:span text:style-name="T2">performance_records</text:span></text:span></text:p>
      <text:list text:style-name="L21">
        <text:list-item>
          <text:p text:style-name="P26">id (PK)</text:p>
        </text:list-item>
        <text:list-item>
          <text:p text:style-name="P26">submission_id (FK → student_submissions.id)</text:p>
        </text:list-item>
        <text:list-item>
          <text:p text:style-name="P26">instructor_id (FK → users.id)</text:p>
        </text:list-item>
        <text:list-item>
          <text:p text:style-name="P26">score</text:p>
        </text:list-item>
        <text:list-item>
          <text:p text:style-name="P26">feedback</text:p>
        </text:list-item>
        <text:list-item>
          <text:p text:style-name="P26">status</text:p>
        </text:list-item>
      </text:list>
      <text:h text:style-name="P3" text:outline-level="3">Portfolio &amp; Approval Workflow</text:h>
      <text:p text:style-name="Text_20_body"><text:span text:style-name="Strong_20_Emphasis"><text:span text:style-name="T2">portfolios</text:span></text:span></text:p>
      <text:list text:style-name="L22">
        <text:list-item>
          <text:p text:style-name="P27">id (PK)</text:p>
        </text:list-item>
        <text:list-item>
          <text:p text:style-name="P27">user_id (FK → users.id)</text:p>
        </text:list-item>
        <text:list-item>
          <text:p text:style-name="P27">visibility</text:p>
        </text:list-item>
        <text:list-item>
          <text:p text:style-name="P27">submitted_at</text:p>
        </text:list-item>
      </text:list>
      <text:p text:style-name="Text_20_body"><text:span text:style-name="Strong_20_Emphasis"><text:span text:style-name="T2">portfolio_approvals</text:span></text:span></text:p>
      <text:list text:style-name="L23">
        <text:list-item>
          <text:p text:style-name="P28">id (PK)</text:p>
        </text:list-item>
        <text:list-item>
          <text:p text:style-name="P28">portfolio_id (FK → portfolios.id)</text:p>
        </text:list-item>
        <text:list-item>
          <text:p text:style-name="P28">instructor_id (FK → users.id)</text:p>
        </text:list-item>
        <text:list-item>
          <text:p text:style-name="P28">status</text:p>
        </text:list-item>
        <text:list-item>
          <text:p text:style-name="P28">feedback</text:p>
        </text:list-item>
      </text:list>
      <text:h text:style-name="P3" text:outline-level="3">Learning Planner &amp; Reminders</text:h>
      <text:p text:style-name="Text_20_body"><text:span text:style-name="Strong_20_Emphasis"><text:span text:style-name="T2">study_sessions</text:span></text:span></text:p>
      <text:list text:style-name="L24">
        <text:list-item>
          <text:p text:style-name="P29">id (PK)</text:p>
        </text:list-item>
        <text:list-item>
          <text:p text:style-name="P29">user_id (FK → users.id)</text:p>
        </text:list-item>
        <text:list-item>
          <text:p text:style-name="P29">course_id (FK → courses.id)</text:p>
        </text:list-item>
        <text:list-item>
          <text:p text:style-name="P29">start_time</text:p>
        </text:list-item>
        <text:list-item>
          <text:p text:style-name="P29">end_time</text:p>
        </text:list-item>
        <text:list-item>
          <text:p text:style-name="P29"><text:soft-page-break/>priority</text:p>
        </text:list-item>
      </text:list>
      <text:p text:style-name="Text_20_body"><text:span text:style-name="Strong_20_Emphasis"><text:span text:style-name="T2">reminders</text:span></text:span></text:p>
      <text:list text:style-name="L25">
        <text:list-item>
          <text:p text:style-name="P30">id (PK)</text:p>
        </text:list-item>
        <text:list-item>
          <text:p text:style-name="P30">study_session_id (FK → study_sessions.id)</text:p>
        </text:list-item>
        <text:list-item>
          <text:p text:style-name="P30">remind_at</text:p>
        </text:list-item>
        <text:list-item>
          <text:p text:style-name="P30">status</text:p>
          <text:p text:style-name="P31"/>
        </text:list-item>
      </text:list>
      <text:h text:style-name="P3" text:outline-level="3">Chat System</text:h>
      <text:p text:style-name="Text_20_body"><text:span text:style-name="Strong_20_Emphasis"><text:span text:style-name="T2">chats</text:span></text:span></text:p>
      <text:list text:style-name="L26">
        <text:list-item>
          <text:p text:style-name="P32">id (PK)</text:p>
        </text:list-item>
        <text:list-item>
          <text:p text:style-name="P32">created_at</text:p>
        </text:list-item>
      </text:list>
      <text:p text:style-name="Text_20_body"><text:span text:style-name="Strong_20_Emphasis"><text:span text:style-name="T2">chat_participants</text:span></text:span></text:p>
      <text:list text:style-name="L27">
        <text:list-item>
          <text:p text:style-name="P33">chat_id (FK → chats.id)</text:p>
        </text:list-item>
        <text:list-item>
          <text:p text:style-name="P33">user_id (FK → users.id)</text:p>
        </text:list-item>
      </text:list>
      <text:p text:style-name="Text_20_body"><text:span text:style-name="Strong_20_Emphasis"><text:span text:style-name="T2">chat_messages</text:span></text:span></text:p>
      <text:list text:style-name="L28">
        <text:list-item>
          <text:p text:style-name="P34">id (PK)</text:p>
        </text:list-item>
        <text:list-item>
          <text:p text:style-name="P34">chat_id (FK → chats.id)</text:p>
        </text:list-item>
        <text:list-item>
          <text:p text:style-name="P34">sender_id (FK → users.id)</text:p>
        </text:list-item>
        <text:list-item>
          <text:p text:style-name="P34">message</text:p>
        </text:list-item>
        <text:list-item>
          <text:p text:style-name="P34">sent_at</text:p>
        </text:list-item>
      </text:list>
      <text:h text:style-name="P3" text:outline-level="3">Chatbot &amp; System Logs</text:h>
      <text:p text:style-name="Text_20_body"><text:span text:style-name="Strong_20_Emphasis"><text:span text:style-name="T2">chatbot_faq</text:span></text:span></text:p>
      <text:list text:style-name="L29">
        <text:list-item>
          <text:p text:style-name="P35">id (PK)</text:p>
        </text:list-item>
        <text:list-item>
          <text:p text:style-name="P35">question</text:p>
        </text:list-item>
        <text:list-item>
          <text:p text:style-name="P35">answer</text:p>
        </text:list-item>
      </text:list>
      <text:p text:style-name="Text_20_body"><text:span text:style-name="Strong_20_Emphasis"><text:span text:style-name="T2">chatbot_logs</text:span></text:span></text:p>
      <text:list text:style-name="L30">
        <text:list-item>
          <text:p text:style-name="P36">id (PK)</text:p>
        </text:list-item>
        <text:list-item>
          <text:p text:style-name="P36">user_id (FK → users.id)</text:p>
        </text:list-item>
        <text:list-item>
          <text:p text:style-name="P36"><text:soft-page-break/>question</text:p>
        </text:list-item>
        <text:list-item>
          <text:p text:style-name="P36">created_at</text:p>
        </text:list-item>
      </text:list>
      <text:p text:style-name="Text_20_body"><text:span text:style-name="Strong_20_Emphasis"><text:span text:style-name="T2">system_logs</text:span></text:span></text:p>
      <text:list text:style-name="L31">
        <text:list-item>
          <text:p text:style-name="P37">id (PK)</text:p>
        </text:list-item>
        <text:list-item>
          <text:p text:style-name="P37">user_id (FK → users.id)</text:p>
        </text:list-item>
        <text:list-item>
          <text:p text:style-name="P37">action</text:p>
        </text:list-item>
        <text:list-item>
          <text:p text:style-name="P37">entity</text:p>
        </text:list-item>
        <text:list-item>
          <text:p text:style-name="P37">created_at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05:54:43.775894253</meta:creation-date>
    <dc:date>2026-01-23T05:59:26.441427250</dc:date>
    <meta:editing-duration>PT4M44S</meta:editing-duration>
    <meta:editing-cycles>1</meta:editing-cycles>
    <meta:document-statistic meta:table-count="0" meta:image-count="0" meta:object-count="0" meta:page-count="7" meta:paragraph-count="173" meta:word-count="514" meta:character-count="2808" meta:non-whitespace-character-count="2593"/>
    <meta:generator>LibreOffice/25.8.4.2$Linux_X86_64 LibreOffice_project/0366609b1de41a39e1896ae41e33c673f2a73802</meta:generator>
  </office:meta>
</office:document-meta>
</file>